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908" officeooo:paragraph-rsid="00127908"/>
    </style:style>
    <style:style style:name="P2" style:family="paragraph" style:parent-style-name="Standard">
      <style:text-properties officeooo:rsid="0013e088" officeooo:paragraph-rsid="0013e088"/>
    </style:style>
    <style:style style:name="P3" style:family="paragraph" style:parent-style-name="Standard">
      <style:text-properties officeooo:rsid="00163be8" officeooo:paragraph-rsid="00163be8"/>
    </style:style>
    <style:style style:name="P4" style:family="paragraph" style:parent-style-name="Standard">
      <style:text-properties officeooo:rsid="001970eb" officeooo:paragraph-rsid="001970eb"/>
    </style:style>
    <style:style style:name="P5" style:family="paragraph" style:parent-style-name="Standard">
      <style:text-properties officeooo:rsid="001b6377" officeooo:paragraph-rsid="001b6377"/>
    </style:style>
    <style:style style:name="P6" style:family="paragraph" style:parent-style-name="Standard">
      <style:text-properties officeooo:rsid="0020db75" officeooo:paragraph-rsid="0020db75"/>
    </style:style>
    <style:style style:name="P7" style:family="paragraph" style:parent-style-name="Standard">
      <style:text-properties officeooo:rsid="002194da" officeooo:paragraph-rsid="002194da"/>
    </style:style>
    <style:style style:name="P8" style:family="paragraph" style:parent-style-name="Standard">
      <style:text-properties officeooo:rsid="00228e02" officeooo:paragraph-rsid="00228e02"/>
    </style:style>
    <style:style style:name="P9" style:family="paragraph" style:parent-style-name="Standard">
      <style:text-properties officeooo:rsid="002194da" officeooo:paragraph-rsid="002194da"/>
    </style:style>
    <style:style style:name="P10" style:family="paragraph" style:parent-style-name="Standard">
      <style:text-properties officeooo:rsid="0029083a" officeooo:paragraph-rsid="0029083a"/>
    </style:style>
    <style:style style:name="T1" style:family="text">
      <style:text-properties officeooo:rsid="00145560"/>
    </style:style>
    <style:style style:name="T2" style:family="text">
      <style:text-properties officeooo:rsid="00182b15"/>
    </style:style>
    <style:style style:name="T3" style:family="text">
      <style:text-properties officeooo:rsid="001d0704"/>
    </style:style>
    <style:style style:name="T4" style:family="text">
      <style:text-properties officeooo:rsid="001efb20"/>
    </style:style>
    <style:style style:name="T5" style:family="text">
      <style:text-properties officeooo:rsid="00204b3e"/>
    </style:style>
    <style:style style:name="T6" style:family="text">
      <style:text-properties officeooo:rsid="00260b68"/>
    </style:style>
    <style:style style:name="T7" style:family="text">
      <style:text-properties officeooo:rsid="0026783d"/>
    </style:style>
    <style:style style:name="T8" style:family="text">
      <style:text-properties officeooo:rsid="00280f56"/>
    </style:style>
    <style:style style:name="T9" style:family="text">
      <style:text-properties officeooo:rsid="0028f6c6"/>
    </style:style>
    <style:style style:name="T10" style:family="text">
      <style:text-properties officeooo:rsid="002a3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CONSTRUÇÃO </text:p>
      <text:p text:style-name="P1"/>
      <text:p text:style-name="P2">A GESTÃO DE CONSTRUÇÃO E SEUS FUNDAMENTOS </text:p>
      <text:p text:style-name="P2">-<text:span text:style-name="T1">é toda orquestração da automação necessária para que de fato se gere um produto de software <text:tab/>concreto. Envolve: compilar, construir e empacotar o produto, além de testar e implantar. </text:span></text:p>
      <text:p text:style-name="P2"/>
      <text:p text:style-name="P3">O GERENCIAMENTO DE DEPENDÊNCIAS </text:p>
      <text:p text:style-name="P3">-<text:span text:style-name="T2">Tendo em vista que um software não funciona mais isoladamente, é muito comum o uso de <text:tab/>bibliotecas (dependências) que geralmente são componentes reutilizáveis, proporcionando <text:tab/>agilidade e produtividade no desenvolvimento.</text:span></text:p>
      <text:p text:style-name="P3"/>
      <text:p text:style-name="P4">TIPOS DE DEPENDÊNCIAS </text:p>
      <text:p text:style-name="P4">DIRETAS: usadas diretamente pelo desenvolvedor do código-fonte.</text:p>
      <text:p text:style-name="P4"/>
      <text:p text:style-name="P4">TRANSITIVAS: usadas pelas coisas que o desenvolvedor do código-fonte usa, chamadas de <text:tab/>recursivas.</text:p>
      <text:p text:style-name="P4"/>
      <text:p text:style-name="P5">BENEFÍCIOS TANGÍVEIS DO GERENCIAMENTO DE DEPENDÊNCIAS </text:p>
      <text:p text:style-name="P5">-<text:span text:style-name="T3">MELHOR SEGURANÇA: bibliotecas e componentes poder ter vulnerabilidades. Sendo assim, o gerenciamento de dependências ajuda a manter atualizado e reduzir os riscos. </text:span></text:p>
      <text:p text:style-name="P5"/>
      <text:p text:style-name="P5">-<text:span text:style-name="T3">MELHORIA DE PERFORMANCE </text:span></text:p>
      <text:p text:style-name="P5">-<text:span text:style-name="T4">tem ligação direta ao fato de que o gerenciador de dependências mantém as dependências <text:tab/>atualizadas.</text:span></text:p>
      <text:p text:style-name="P5"/>
      <text:p text:style-name="P5">-<text:span text:style-name="T4">GARANTIA DE QUALIDADE </text:span></text:p>
      <text:p text:style-name="P5">-<text:span text:style-name="T4">afasta riscos que podem geram conflitos. </text:span></text:p>
      <text:p text:style-name="P5"/>
      <text:p text:style-name="P5">-<text:span text:style-name="T4">MELHOR ADERÊNCIA A POLÍTICAS DE LICENCIAMENTO </text:span></text:p>
      <text:p text:style-name="P5">-<text:span text:style-name="T5">ajuda a manter em cheque problemas relacionados à propriedade intelectual.</text:span></text:p>
      <text:p text:style-name="P5"/>
      <text:p text:style-name="P6">VÍDEO 1 </text:p>
      <text:p text:style-name="P6"/>
      <text:p text:style-name="P7">VÍDEO 2 </text:p>
      <text:p text:style-name="P7"/>
      <text:p text:style-name="P7">IDENTIFICAR E CONHECER A FERRAMENTA MAVEN</text:p>
      <text:p text:style-name="P7">-<text:span text:style-name="T6">Popular por sua capacidade de automação</text:span></text:p>
      <text:p text:style-name="P7">-<text:span text:style-name="T6">usada principalmente em java, ruby, c e c# </text:span></text:p>
      <text:p text:style-name="P7">-<text:span text:style-name="T7">se estrutura através do conceito project object model (POM), implementado por arquivo XML </text:span></text:p>
      <text:p text:style-name="P7">-<text:span text:style-name="T8">a medida que o projeto cresce, ele vai usando sistema de herança, mas com um Pom pai sempre </text:span></text:p>
      <text:p text:style-name="P7">-<text:span text:style-name="T9">conforme cresce o projeto, tende a apresentar menos previsibilidade </text:span></text:p>
      <text:p text:style-name="P7"/>
      <text:p text:style-name="P10">IDENTIFICAR E CONHECER A FERRAMENTA GRADLE </text:p>
      <text:p text:style-name="P10">-<text:span text:style-name="T10">ferramenta de suporte em automação em construção. </text:span></text:p>
      <text:p text:style-name="P10">-<text:span text:style-name="T10">empregada no android studio </text:span></text:p>
      <text:p text:style-name="P10"/>
      <text:p text:style-name="P10"/>
      <text:p text:style-name="P7"/>
      <text:p text:style-name="P8"/>
      <text:p text:style-name="P6"/>
      <text:p text:style-name="P5"/>
      <text:p text:style-name="P5"/>
      <text:p text:style-name="P5"><text:soft-page-break/></text:p>
      <text:p text:style-name="P5"/>
      <text:p text:style-name="P4"/>
      <text:p text:style-name="P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7:54:29.894000000</meta:creation-date>
    <dc:date>2024-04-25T19:32:04.395000000</dc:date>
    <meta:editing-duration>PT3H15M45S</meta:editing-duration>
    <meta:editing-cycles>19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7" meta:word-count="247" meta:character-count="1740" meta:non-whitespace-character-count="1495"/>
  </office:meta>
</office:document-meta>
</file>